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b4c7dc" draw:textarea-horizontal-align="justify" draw:textarea-vertical-align="middle" draw:auto-grow-height="false" fo:min-height="5.499cm" fo:min-width="13.612cm"/>
    </style:style>
    <style:style style:name="gr2" style:family="graphic" style:parent-style-name="standard">
      <style:graphic-properties svg:stroke-color="#000000" draw:fill-color="#ec9ba4" draw:textarea-horizontal-align="justify" draw:textarea-vertical-align="middle" draw:auto-grow-height="false" fo:min-height="6.403cm" fo:min-width="13.61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2.529cm" fo:min-width="0.136cm"/>
    </style:style>
    <style:style style:name="gr5" style:family="graphic" style:parent-style-name="standard">
      <style:graphic-properties svg:stroke-color="#000000" draw:fill-color="#729fcf" draw:textarea-horizontal-align="justify" draw:textarea-vertical-align="middle" draw:auto-grow-height="false" fo:min-height="1.02cm" fo:min-width="3.945cm"/>
      <style:paragraph-properties style:writing-mode="lr-tb"/>
    </style:style>
    <style:style style:name="gr6" style:family="graphic" style:parent-style-name="standard">
      <style:graphic-properties svg:stroke-color="#000000" draw:fill-color="#d62e4e" draw:textarea-horizontal-align="justify" draw:textarea-vertical-align="middle" draw:auto-grow-height="false" fo:min-height="1.56cm" fo:min-width="3.945cm"/>
      <style:paragraph-properties style:writing-mode="lr-tb"/>
    </style:style>
    <style:style style:name="gr7" style:family="graphic" style:parent-style-name="objectwithoutfill">
      <style:graphic-properties draw:stroke="dash" draw:stroke-dash="Long_20_Dash" svg:stroke-width="0.028cm" svg:stroke-color="#000000" draw:marker-start-width="0.242cm" draw:marker-end-width="0.242cm" svg:stroke-linecap="butt" draw:fill="none" draw:textarea-vertical-align="middle" fo:padding-top="0.139cm" fo:padding-bottom="0.139cm" fo:padding-left="0.264cm" fo:padding-right="0.264cm"/>
    </style:style>
    <style:style style:name="gr8" style:family="graphic" style:parent-style-name="standard">
      <style:graphic-properties svg:stroke-color="#000000" draw:fill-color="#afd095" draw:textarea-horizontal-align="justify" draw:textarea-vertical-align="middle" draw:auto-grow-height="false" fo:min-height="2.691cm" fo:min-width="8.321cm"/>
      <style:paragraph-properties style:writing-mode="lr-tb"/>
    </style:style>
    <style:style style:name="gr9" style:family="graphic" style:parent-style-name="standard">
      <style:graphic-properties draw:fill-color="#b4c7dc" draw:textarea-horizontal-align="justify" draw:textarea-vertical-align="middle" draw:auto-grow-height="false" fo:min-height="4.83cm" fo:min-width="12.635cm"/>
    </style:style>
    <style:style style:name="gr10" style:family="graphic" style:parent-style-name="standard">
      <style:graphic-properties svg:stroke-color="#000000" draw:fill-color="#afd095" draw:textarea-horizontal-align="justify" draw:textarea-vertical-align="middle" draw:auto-grow-height="false" fo:min-height="4.195cm" fo:min-width="3.945cm"/>
      <style:paragraph-properties style:writing-mode="lr-tb"/>
    </style:style>
    <style:style style:name="gr11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12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end="Arrowheads_20_3" draw:marker-end-width="0.3cm" draw:fill="none" draw:textarea-vertical-align="middle"/>
    </style:style>
    <style:style style:name="gr1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svg:stroke-color="#000000" draw:fill-color="#afd095" draw:textarea-horizontal-align="justify" draw:textarea-vertical-align="middle" draw:auto-grow-height="false" fo:min-height="4.195cm" fo:min-width="5.21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4.77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3.13cm"/>
      <style:paragraph-properties style:writing-mode="lr-tb"/>
    </style:style>
    <style:style style:name="gr18" style:family="graphic" style:parent-style-name="standard">
      <style:graphic-properties draw:stroke="dash" draw:stroke-dash="Long_20_Dash" svg:stroke-color="#000000" svg:stroke-linecap="butt" draw:fill-color="#dde8cb" draw:textarea-horizontal-align="justify" draw:textarea-vertical-align="middle" draw:auto-grow-height="false" fo:min-height="2.691cm" fo:min-width="8.321cm"/>
      <style:paragraph-properties style:writing-mode="lr-tb"/>
    </style:style>
    <style:style style:name="gr19" style:family="graphic" style:parent-style-name="objectwithoutfill">
      <style:graphic-properties svg:stroke-color="#000000" draw:marker-end="Arrowheads_20_4" draw:marker-end-width="0.3cm" draw:fill="none" draw:textarea-vertical-align="middle"/>
    </style:style>
    <style:style style:name="gr20" style:family="graphic" style:parent-style-name="standard">
      <style:graphic-properties draw:stroke="dash" draw:stroke-dash="Long_20_Dash" svg:stroke-color="#000000" svg:stroke-linecap="butt" draw:fill-color="#dde8cb" draw:textarea-horizontal-align="justify" draw:textarea-vertical-align="middle" draw:auto-grow-height="false" fo:min-height="0.762cm" fo:min-width="5.38cm"/>
      <style:paragraph-properties style:writing-mode="lr-tb"/>
    </style:style>
    <style:style style:name="gr21" style:family="graphic" style:parent-style-name="standard">
      <style:graphic-properties svg:stroke-color="#000000" draw:fill-color="#77bc65" draw:textarea-horizontal-align="justify" draw:textarea-vertical-align="middle" draw:auto-grow-height="false" fo:min-height="4.195cm" fo:min-width="2.04cm"/>
      <style:paragraph-properties style:writing-mode="lr-tb"/>
    </style:style>
    <style:style style:name="gr2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b4c7dc"/>
      <style:paragraph-properties fo:text-align="center"/>
    </style:style>
    <style:style style:name="P2" style:family="paragraph">
      <loext:graphic-properties draw:fill-color="#ec9ba4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-color="#729fcf"/>
      <style:paragraph-properties fo:text-align="center" style:writing-mode="lr-tb"/>
    </style:style>
    <style:style style:name="P7" style:family="paragraph">
      <loext:graphic-properties draw:fill-color="#d62e4e"/>
      <style:paragraph-properties fo:text-align="center"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afd095"/>
      <style:paragraph-properties fo:text-align="center" style:writing-mode="lr-tb"/>
    </style:style>
    <style:style style:name="P10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1" style:family="paragraph">
      <loext:graphic-properties draw:fill-color="#dde8cb"/>
      <style:paragraph-properties fo:text-align="center" style:writing-mode="lr-tb"/>
    </style:style>
    <style:style style:name="P12" style:family="paragraph">
      <style:paragraph-properties fo:text-align="center"/>
    </style:style>
    <style:style style:name="P13" style:family="paragraph">
      <loext:graphic-properties draw:fill-color="#77bc65"/>
      <style:paragraph-properties fo:text-align="center"/>
    </style:style>
    <style:style style:name="P14" style:family="paragraph">
      <loext:graphic-properties draw:fill-color="#ffffff"/>
      <style:paragraph-properties style:writing-mode="lr-tb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5.24cm" svg:height="6.207cm" svg:x="1.865cm" svg:y="0.435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2" draw:layer="layout" svg:width="15.24cm" svg:height="7.185cm" svg:x="1.865cm" svg:y="8.055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3" draw:text-style-name="P3" draw:layer="layout" svg:width="6.185cm" svg:height="0.962cm" svg:x="3.61cm" svg:y="9.998cm">
          <draw:text-box>
            <text:p>Compiled Program</text:p>
          </draw:text-box>
        </draw:frame>
        <draw:frame draw:style-name="gr3" draw:text-style-name="P3" draw:layer="layout" svg:width="6.65cm" svg:height="0.962cm" svg:x="3.51cm" svg:y="13.365cm">
          <draw:text-box>
            <text:p>Assembly Programs</text:p>
          </draw:text-box>
        </draw:frame>
        <draw:custom-shape draw:style-name="gr4" draw:text-style-name="P4" draw:layer="layout" svg:width="1.27cm" svg:height="3.175cm" svg:x="6.41cm" svg:y="6.02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4" draw:layer="layout" svg:width="1.27cm" svg:height="3.175cm" draw:transform="rotate (1.5707963267949) translate (0.335cm 14.63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6" draw:layer="layout" svg:width="4.445cm" svg:height="1.27cm" svg:x="10.895cm" svg:y="8.925cm">
          <text:p text:style-name="P5">Src Policies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3.175cm" svg:x="12.471cm" svg:y="6.04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7" draw:layer="layout" svg:width="4.445cm" svg:height="1.81cm" svg:x="10.895cm" svg:y="10.795cm">
          <text:p text:style-name="P5">Assembly Policies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445cm" svg:height="1.81cm" svg:x="10.895cm" svg:y="13.095cm">
          <text:p text:style-name="P5">Assembly Policies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1.865cm" svg:y1="12.8cm" svg:x2="17.105cm" svg:y2="12.8cm">
          <text:p/>
        </draw:line>
        <draw:custom-shape draw:style-name="gr8" draw:text-style-name="P9" draw:layer="layout" svg:width="9.525cm" svg:height="3.175cm" svg:x="17.78cm" svg:y="4.445cm">
          <text:p text:style-name="P5">Specification +</text:p>
          <text:p text:style-name="P5">Proof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9" draw:layer="layout" svg:width="9.525cm" svg:height="3.175cm" svg:x="17.78cm" svg:y="0.635cm">
          <text:p text:style-name="P5">Interpreter</text:p>
          <text:p text:style-name="P5">(Verified)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1" draw:layer="layout" svg:width="13.135cm" svg:height="5.08cm" svg:x="2.74cm" svg:y="1.03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4.445cm" svg:height="4.445cm" svg:x="10.995cm" svg:y="1.37cm">
          <text:p text:style-name="P5">Policies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9.525cm" svg:height="3.175cm" svg:x="17.78cm" svg:y="11.73cm">
          <text:p text:style-name="P5">Specification +</text:p>
          <text:p text:style-name="P5">Testing/Proof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1" draw:text-style-name="P8" draw:layer="layout" svg:x1="17.105cm" svg:y1="2.205cm" svg:x2="20.715cm" svg:y2="2.205cm">
          <text:p/>
        </draw:line>
        <draw:line draw:style-name="gr11" draw:text-style-name="P8" draw:layer="layout" svg:x1="15.875cm" svg:y1="5.08cm" svg:x2="19.685cm" svg:y2="6.005cm">
          <text:p/>
        </draw:line>
        <draw:line draw:style-name="gr12" draw:text-style-name="P8" draw:layer="layout" svg:x1="15.34cm" svg:y1="11.765cm" svg:x2="19.05cm" svg:y2="13.035cm">
          <text:p/>
        </draw:line>
        <draw:line draw:style-name="gr13" draw:text-style-name="P8" draw:layer="layout" svg:x1="15.34cm" svg:y1="14.105cm" svg:x2="19.05cm" svg:y2="13.47cm">
          <text:p/>
        </draw:line>
        <draw:custom-shape draw:style-name="gr14" draw:text-style-name="P4" draw:layer="layout" svg:width="0.635cm" svg:height="0.635cm" svg:x="12.8cm" svg:y="10.168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331.6714773025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9" draw:layer="layout" svg:width="5.715cm" svg:height="4.445cm" svg:x="3.175cm" svg:y="1.37cm">
          <text:p text:style-name="P5">Semantics</text:p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5.277cm" svg:height="1.826cm" draw:transform="rotate (1.5707963267949) translate (0.246cm 6.477cm)">
          <draw:text-box>
            <text:p><text:span text:style-name="T1">Source</text:span></text:p>
          </draw:text-box>
        </draw:frame>
        <draw:frame draw:style-name="gr17" draw:text-style-name="P10" draw:layer="layout" svg:width="3.63cm" svg:height="1.826cm" draw:transform="rotate (1.5707963267949) translate (0.246cm 13.677cm)">
          <draw:text-box>
            <text:p><text:span text:style-name="T1">ASM</text:span></text:p>
          </draw:text-box>
        </draw:frame>
        <draw:custom-shape draw:style-name="gr18" draw:text-style-name="P11" draw:layer="layout" svg:width="9.525cm" svg:height="3.175cm" svg:x="17.78cm" svg:y="8.055cm">
          <text:p text:style-name="P5">Tagged Hardware</text:p>
          <text:p text:style-name="P5">or instrumentation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9" draw:text-style-name="P8" draw:layer="layout" svg:x1="17.105cm" svg:y1="9.56cm" svg:x2="19.685cm" svg:y2="9.56cm">
          <text:p/>
        </draw:line>
        <draw:custom-shape draw:style-name="gr20" draw:text-style-name="P11" draw:layer="layout" svg:width="6.35cm" svg:height="1.092cm" svg:x="6.905cm" svg:y="6.763cm">
          <text:p text:style-name="P5">Verified Compile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1" draw:text-style-name="P13" draw:layer="layout" svg:width="2.54cm" svg:height="4.445cm" svg:x="8.255cm" svg:y="1.37cm">
          <text:p text:style-name="P12">Control Points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2" draw:layer="layout" svg:width="19.798cm" svg:height="11.136cm" svg:x="0.6cm" svg:y="2.257cm" draw:page-number="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4-29T10:05:47.072486462</meta:creation-date>
    <dc:date>2024-05-03T01:40:21.136763266</dc:date>
    <meta:editing-duration>PT21M7S</meta:editing-duration>
    <meta:editing-cycles>4</meta:editing-cycles>
    <meta:generator>LibreOffice/7.3.7.2$Linux_X86_64 LibreOffice_project/30$Build-2</meta:generator>
    <meta:document-statistic meta:object-count="51"/>
  </office:meta>
</office:document-meta>
</file>